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2) rotate (-1.55281943549936) translate (7.90293445108057cm 3.6843005485883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7.71312854091549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591) rotate (-2.1556561591382) translate (8.23545731859439cm 7.1654624998279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7.9726244787323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5.3787906519278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35cm" svg:height="3.809cm" draw:transform="skewX (0.000872664625997161) rotate (-1.55281943549936) translate (7.9697666877968cm 3.040616345759cm)" svg:viewBox="0 0 1036 3810" svg:d="M1035 3523c-78-342-165-985-207-1524-41-539-29-1440-14-1648 6-107-811-510-814-282-4 227 48 1207 104 1888s142 1275 261 1808c82 162 695-155 670-242z">
          <text:p/>
        </draw:path>
        <draw:path draw:style-name="gr1" draw:text-style-name="P1" draw:layer="layout" svg:width="0.902cm" svg:height="0.661cm" draw:transform="skewX (0.0012217304763961) rotate (-2.1556561591382) translate (5.2237906519278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8) rotate (-2.15652882376419) translate (8.235706971542cm 3.19836215931241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3.398cm" svg:height="4.918cm" svg:x="1.891cm" svg:y="3.407cm" svg:viewBox="0 0 3399 4919" svg:d="M2383 4163c176 2 1085 533 1011 549-275 60-647 164-1020 193-1833 145-2460-924-2365-2252 96-1327 1315-2510 2679-2653 211-22 75 699-137 733-899 145-1825 738-1932 1851-108 1114 784 1568 1764 157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0:07.623000000</dc:date>
    <meta:editing-duration>PT5M9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